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Heading_20_3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6" style:family="paragraph" style:parent-style-name="Standard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color="#373a3c" style:font-name="apple-system"/>
    </style:style>
    <style:style style:name="P8" style:family="paragraph" style:parent-style-name="Heading_20_2">
      <style:paragraph-properties fo:margin-top="0in" fo:margin-bottom="0.0835in" fo:line-height="110%" fo:padding="0in" fo:border="none"/>
      <style:text-properties style:font-name="inherit" fo:font-weight="bold"/>
    </style:style>
    <style:style style:name="P9" style:family="paragraph" style:parent-style-name="Preformatted_20_Text">
      <style:paragraph-properties fo:margin-top="0in" fo:margin-bottom="0.0835in" fo:line-height="150%" fo:padding="0in" fo:border="none"/>
      <style:text-properties fo:color="#373a3c" style:font-name="apple-system1"/>
    </style:style>
    <style:style style:name="P10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1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2" style:family="paragraph" style:parent-style-name="Heading_20_1">
      <style:paragraph-properties fo:margin-top="0in" fo:margin-bottom="0.0835in" fo:line-height="110%" fo:padding="0in" fo:border="none"/>
      <style:text-properties fo:color="#373a3c" style:font-name="apple-system1"/>
    </style:style>
    <style:style style:name="P13" style:family="paragraph" style:parent-style-name="Preformatted_20_Text">
      <style:text-properties fo:color="#373a3c" style:font-name="apple-system"/>
    </style:style>
    <style:style style:name="P14" style:family="paragraph" style:parent-style-name="Preformatted_20_Text">
      <style:paragraph-properties fo:margin-top="0in" fo:margin-bottom="0.1965in"/>
      <style:text-properties fo:color="#373a3c" style:font-name="apple-system"/>
    </style:style>
    <style:style style:name="P15" style:family="paragraph" style:parent-style-name="Standard">
      <style:paragraph-properties fo:margin-left="0in" fo:margin-right="0in" fo:line-height="110%" fo:text-align="start" style:justify-single-word="false" fo:orphans="2" fo:text-indent="0in" style:auto-text-indent="false"/>
    </style:style>
    <style:style style:name="P16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/>
    </style:style>
    <style:style style:name="P17" style:family="paragraph" style:parent-style-name="Heading_20_3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/>
    </style:style>
    <style:style style:name="P18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fo:color="#373a3c" style:font-name="apple-system"/>
    </style:style>
    <style:style style:name="P20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color="#373a3c" style:font-name="apple-system"/>
    </style:style>
    <style:style style:name="P21" style:family="paragraph" style:parent-style-name="Preformatted_20_Text">
      <style:text-properties fo:color="#373a3c" style:font-name="apple-system"/>
    </style:style>
    <style:style style:name="P22" style:family="paragraph" style:parent-style-name="Preformatted_20_Text">
      <style:paragraph-properties fo:margin-top="0in" fo:margin-bottom="0.1965in"/>
      <style:text-properties fo:color="#373a3c" style:font-name="apple-system"/>
    </style:style>
    <style:style style:name="P23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4" style:family="paragraph" style:parent-style-name="Text_20_body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T1" style:family="text">
      <style:text-properties fo:color="#ffffff" fo:font-size="9pt" fo:font-weight="bold" fo:background-color="#818a91"/>
    </style:style>
    <style:style style:name="T2" style:family="text">
      <style:text-properties fo:color="#ffffff" fo:font-size="9pt" fo:font-weight="bold" fo:background-color="#5cb85c"/>
    </style:style>
    <style:style style:name="T3" style:family="text"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midiaudio.com/cart/add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2" text:anchor-type="paragraph" svg:width="6.9272in" draw:z-index="2"><draw:text-box fo:min-height="0.0161in"><text:p text:style-name="P4"><draw:frame draw:style-name="fr1" draw:name="Frame3" text:anchor-type="paragraph" svg:width="5.1874in" draw:z-index="3"><draw:text-box fo:min-height="0.0161in"><text:p text:style-name="P1"><text:span text:style-name="T1">SKU: 17537</text:span> <text:span text:style-name="T2">Yra sandėlyje: 1</text:span> <text:span text:style-name="T2">Nemokamas pristatymas</text:span></text:p></draw:text-box></draw:frame><draw:frame draw:style-name="fr1" draw:name="Frame4" text:anchor-type="paragraph" svg:width="1.7291in" draw:z-index="4"><draw:text-box fo:min-height="0.0161in"><text:p text:style-name="P2"><draw:a xlink:type="simple" xlink:href="https://midiaudio.com/brand/Alvarez"><draw:frame draw:style-name="fr3" draw:name="graphics2" text:anchor-type="as-char" svg:width="0.8138in" svg:height="0.4209in" draw:z-index="6"><draw:image xlink:href="https://midiaudio.com/brand_images/xalvarez_logo.jpg.pagespeed.ic.S7G3WVYKSQ.webp" xlink:type="simple" xlink:show="embed" xlink:actuate="onLoad"/><svg:title>alvarez_logo.jpg</svg:title></draw:frame></draw:a></text:p></draw:text-box></draw:frame><draw:frame draw:style-name="fr2" draw:name="Frame5" text:anchor-type="paragraph" svg:x="0.1665in" svg:y="0in" svg:width="6.9272in" draw:z-index="5"><draw:text-box fo:min-height="0.0161in"><text:h text:style-name="P8" text:outline-level="2"/><text:h text:style-name="P12" text:outline-level="1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/draw:text-box></draw:frame></text:p></draw:text-box></draw:frame><draw:frame draw:style-name="fr1" draw:name="Frame1" text:anchor-type="paragraph" svg:width="4.948in" draw:z-index="0"><draw:text-box fo:min-height="0.0161in"><text:p text:style-name="P3"><draw:a xlink:type="simple" xlink:href="https://midiaudio.com/product_images/origin/17537.jpg"><draw:frame draw:style-name="fr3" draw:name="graphics1" text:anchor-type="as-char" svg:width="0.8138in" svg:height="0.4209in" draw:z-index="1"><draw:image xlink:href="https://midiaudio.com/product_images/origin/x17537.jpg.pagespeed.ic.yQnfDNxiCY.webp" xlink:type="simple" xlink:show="embed" xlink:actuate="onLoad"/><svg:title>Alvarez AD70SB Akustinė gitara</svg:title></draw:frame></draw:a></text:p></draw:text-box></draw:frame></text:h>
      <text:p text:style-name="P11">Charvel DC1ST Trans Red</text:p>
      <text:p text:style-name="P11">607.91 Eur.</text:p>
      <text:h text:style-name="P10" text:outline-level="3">Prekės aprašymas</text:h>
      <text:h text:style-name="P16" text:outline-level="3">Prekės aprašymas</text:h>
      <text:p text:style-name="P7">Double cutaway Mahogany body; Trans Red finish</text:p>
      <text:p text:style-name="P13">Mahogany Through-Body Fast Neck with Tilt-Back Scarf Joint Headstock</text:p>
      <text:p text:style-name="P13">EMG 81/85 humbucking pickups</text:p>
      <text:p text:style-name="P14">Black Nickel hardware</text:p>
      <text:p text:style-name="P7"/>
      <text:p text:style-name="P11"/>
      <text:p text:style-name="P11"/>
      <text:p text:style-name="P11"><text:soft-page-break/></text:p>
      <text:p text:style-name="P11"/>
      <text:p text:style-name="P11"/>
      <text:p text:style-name="P11">Charvel DX1FR Flat Black</text:p>
      <text:p text:style-name="P11">692.19 Eur.</text:p>
      <text:h text:style-name="P10" text:outline-level="3">Prekės aprašymas</text:h>
      <text:p text:style-name="P20">The Desolation Soloist DX-1 FR features Charvel’s classic Soloist body profile, with features including a flame maple top (on trans finishes), multi-ply binding (body, neck and headstock; single-ply on Satin Black finish), through-body maple neck with scalloped heel and scalloped upper horn, compound radius (12”-16”) rosewood fingerboard with 24 jumbo frets and Charvel “shark tooth” inlays, EMG® 85 (neck) and 81 (bridge) humbucking pickups with black bezels and three-way toggle switching, single domed metal volume control knob, “football” jack plate, Floyd Rose® locking tremolo, sealed die-cast tuners and black nickel hardware</text:p>
      <text:p text:style-name="P11"/>
      <text:p text:style-name="P15"><text:span text:style-name="T3">Encore E2SB</text:span></text:p>
      <text:p text:style-name="P6">289.00 Eur.</text:p>
      <text:h text:style-name="P17" text:outline-level="3">Prekės aprašymas</text:h>
      <text:p text:style-name="P20">Telecaster tipo elektrinė gitara. 22 skirsniai, 2 x single coil Guitar Tech garso nuėmėjai, vintage stiliaus mechanika. Spalva sunburst.</text:p>
      <text:p text:style-name="P24"/>
      <text:p text:style-name="P6"/>
      <text:p text:style-name="P6">Edwards E-MA-100SD VHB</text:p>
      <text:p text:style-name="P6"/>
      <text:p text:style-name="P6">926.49 Eur.</text:p>
      <text:h text:style-name="P17" text:outline-level="3">Prekės aprašymas</text:h>
      <text:p text:style-name="P7">Edwards E-MA-100SD VHB</text:p>
      <text:p text:style-name="P13">BODY (Top) Flame Maple, (Back) Mahogany w/Ivory Binding </text:p>
      <text:p text:style-name="P13">NECK Mahogany </text:p>
      <text:p text:style-name="P13">FINGERBORAD Rosewood, 22frets w/Ivory Binding RADIUS 305R </text:p>
      <text:p text:style-name="P13">24.75 SCALE inch (628mm) </text:p>
      <text:p text:style-name="P13">NUT Bone (43mm) </text:p>
      <text:p text:style-name="P13">INLAY Flag </text:p>
      <text:p text:style-name="P13">JOINT Set-neck </text:p>
      <text:p text:style-name="P13">TUNER GOTOH SG360-07 </text:p>
      <text:p text:style-name="P13">BRIDGE GOTOH GE103B-T &amp; GE101Z </text:p>
      <text:p text:style-name="P13">PICKUPS (Neck) Seymour Duncan SH-1n</text:p>
      <text:p text:style-name="P13">(Bridge) Seymour Duncan SH-4 </text:p>
      <text:p text:style-name="P13">PARTS COLOR Chrome </text:p>
      <text:p text:style-name="P13">CONTROLS Neck Volume, Bridge Volume, Master Tone, Toggle PU Selector </text:p>
      <text:p text:style-name="P14">A color: Vintage Honey Burst(VHB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9S</meta:editing-duration>
    <meta:editing-cycles>6</meta:editing-cycles>
    <meta:generator>OpenOffice/4.1.6$Win32 OpenOffice.org_project/416m1$Build-9790</meta:generator>
    <dc:date>2019-10-14T22:22:17.89</dc:date>
    <meta:document-statistic meta:table-count="0" meta:image-count="2" meta:object-count="0" meta:page-count="2" meta:paragraph-count="37" meta:word-count="237" meta:character-count="1642"/>
    <meta:user-defined meta:name="Info 1"/>
    <meta:user-defined meta:name="Info 2"/>
    <meta:user-defined meta:name="Info 3"/>
    <meta:user-defined meta:name="Info 4"/>
  </office:meta>
</office:document-meta>
</file>